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14e3c" officeooo:paragraph-rsid="00114e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已将 ES 设置为代码段的段地址, INT 10H 从 ES:BP 处读取字符串。 AX 中值为 BootMessage</text:p>
      <text:p text:style-name="P1">的相对地址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6T23:27:03.230762690</meta:creation-date>
    <dc:date>2015-04-16T23:57:17.779526466</dc:date>
    <meta:editing-duration>PT15M4S</meta:editing-duration>
    <meta:editing-cycles>1</meta:editing-cycles>
    <meta:document-statistic meta:table-count="0" meta:image-count="0" meta:object-count="0" meta:page-count="1" meta:paragraph-count="2" meta:word-count="36" meta:character-count="67" meta:non-whitespace-character-count="56"/>
    <meta:generator>LibreOffice/4.2.7.2$Linux_X86_64 LibreOffice_project/420m0$Build-2</meta:generator>
  </office:meta>
</office:document-meta>
</file>